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5" style:family="paragraph"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26pt" fo:font-style="italic" fo:text-shadow="1pt 1pt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" fo:font-size="32pt" fo:text-shadow="1pt 1pt" style:font-size-asian="32pt" style:font-size-complex="32pt"/>
    </style:style>
    <style:style style:name="T9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2.774cm" svg:x="1.016cm" svg:y="0.762cm">
          <draw:text-box>
            <text:p text:style-name="P1"><text:span text:style-name="T1">The Holy Gospel</text:span></text:p>
            <text:p text:style-name="P1"><text:span text:style-name="T2">Mark 1:21–28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5" draw:layer="layout" svg:width="25.908cm" svg:height="9.269cm" svg:x="1.016cm" svg:y="0.762cm">
          <draw:text-box>
            <text:p text:style-name="P3"><text:span text:style-name="T4">21</text:span><text:span text:style-name="T5">And they went into Capernaum, and immediately on the Sabbath [Jesus] entered the synagogue and was teaching. </text:span></text:p>
            <text:p text:style-name="P4"><text:span text:style-name="T6">22</text:span><text:span text:style-name="T7"> </text:span><text:span text:style-name="T8">And they were astonished at his teaching, for he taught them as one who had authority, and not as the scrib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5" draw:layer="layout" svg:width="25.908cm" svg:height="7.766cm" svg:x="1.016cm" svg:y="0.762cm">
          <draw:text-box>
            <text:p text:style-name="P3"><text:span text:style-name="T4">23</text:span><text:span text:style-name="T9"> </text:span><text:span text:style-name="T5">And immediately there was in their synagogue a man with an unclean spirit. And he cried out, </text:span><text:span text:style-name="T4">24</text:span><text:span text:style-name="T9"> </text:span><text:span text:style-name="T5">“What have you to do with us, Jesus of Nazareth? Have you come to destroy us? I know who you are—the Holy One of God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5" draw:layer="layout" svg:width="25.908cm" svg:height="9.269cm" svg:x="1.016cm" svg:y="0.762cm">
          <draw:text-box>
            <text:p text:style-name="P3"><text:span text:style-name="T4">25</text:span><text:span text:style-name="T9"> </text:span><text:span text:style-name="T5">But Jesus rebuked him, saying, “Be silent, and come out of him!” </text:span><text:span text:style-name="T4">26</text:span><text:span text:style-name="T9"> </text:span><text:span text:style-name="T5">And the unclean spirit, convulsing him and crying out with a loud voice, came out of him. </text:span><text:span text:style-name="T4">27 </text:span><text:span text:style-name="T5">And they were all amazed, so that they questioned among themselves, saying, “What is thi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5" draw:layer="layout" svg:width="25.908cm" svg:height="7.766cm" svg:x="1.016cm" svg:y="0.762cm">
          <draw:text-box>
            <text:p text:style-name="P3"><text:span text:style-name="T5">A new teaching with authority! He commands even the unclean spirits, and they obey him.” </text:span><text:span text:style-name="T4">28</text:span><text:span text:style-name="T9"> </text:span><text:span text:style-name="T5">And at once his fame spread everywhere throughout all the surrounding region of Galilee.</text:span></text:p>
            <text:p text:style-name="P4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21:08:41.111000000</meta:creation-date>
    <dc:title>Hymn template</dc:title>
    <meta:editing-duration>PT9M29S</meta:editing-duration>
    <meta:editing-cycles>2</meta:editing-cycles>
    <meta:generator>LibreOffice/4.3.5.2$Windows_x86 LibreOffice_project/3a87456aaa6a95c63eea1c1b3201acedf0751bd5</meta:generator>
    <meta:initial-creator>Arthur Hoch</meta:initial-creator>
    <dc:date>2015-01-30T21:18:09.652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5-01-30T21:08:40.830000000"/>
  </office:meta>
</office:document-meta>
</file>